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8e27e"/>
    </style:style>
    <style:style style:name="P2" style:family="paragraph" style:parent-style-name="Text_20_body">
      <style:text-properties officeooo:rsid="0008c56a" officeooo:paragraph-rsid="0018e27e"/>
    </style:style>
    <style:style style:name="P3" style:family="paragraph" style:parent-style-name="Text_20_body" style:list-style-name="L1">
      <style:text-properties officeooo:rsid="0008c56a" officeooo:paragraph-rsid="0018e27e"/>
    </style:style>
    <style:style style:name="P4" style:family="paragraph" style:parent-style-name="Text_20_body" style:list-style-name="L1">
      <style:text-properties officeooo:rsid="0018e27e" officeooo:paragraph-rsid="0018e27e"/>
    </style:style>
    <style:style style:name="P5" style:family="paragraph" style:parent-style-name="Text_20_body">
      <style:text-properties officeooo:rsid="0018e27e" officeooo:paragraph-rsid="0018e27e"/>
    </style:style>
    <style:style style:name="T1" style:family="text">
      <style:text-properties officeooo:rsid="0018e27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Goals</text:h>
      <text:p text:style-name="P2">Improve the Table Lamp in 3 different areas:</text:p>
      <text:list text:style-name="L1">
        <text:list-item>
          <text:p text:style-name="P3">Make it lighter using <text:span text:style-name="T1">better design</text:span></text:p>
        </text:list-item>
        <text:list-item>
          <text:p text:style-name="P4">Improve the dual axis beam it to make the lamp smaller</text:p>
        </text:list-item>
        <text:list-item>
          <text:p text:style-name="P4">Double the light power</text:p>
        </text:list-item>
        <text:list-item>
          <text:p text:style-name="P4">Add a lamp screen using Policarbonate</text:p>
        </text:list-item>
        <text:list-item>
          <text:p text:style-name="P4">Improve the color and the final layout</text:p>
        </text:list-item>
        <text:list-item>
          <text:p text:style-name="P4">Add a touch dimmer</text:p>
        </text:list-item>
        <text:list-item>
          <text:p text:style-name="P4">Add four feets to improve stability</text:p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18:30:59.059000000</meta:creation-date>
    <dc:date>2024-11-01T18:33:26.454000000</dc:date>
    <meta:editing-duration>PT2M27S</meta:editing-duration>
    <meta:editing-cycles>1</meta:editing-cycles>
    <meta:document-statistic meta:table-count="0" meta:image-count="0" meta:object-count="0" meta:page-count="1" meta:paragraph-count="9" meta:word-count="61" meta:character-count="303" meta:non-whitespace-character-count="258"/>
    <meta:generator>LibreOffice/24.8.2.1$Windows_X86_64 LibreOffice_project/0f794b6e29741098670a3b95d60478a65d05ef13</meta:generator>
  </office:meta>
</office:document-meta>
</file>